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38.86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2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solid" svg:stroke-width="0.99pt" draw:marker-start-width="7.14pt" draw:marker-end-width="7.14pt" draw:fill="none" draw:textarea-horizontal-align="center" draw:textarea-vertical-align="middle" fo:padding-top="0.48pt" fo:padding-bottom="0.48pt" fo:padding-left="0.48pt" fo:padding-right="0.48pt" draw:ole-draw-aspect="1"/>
    </style:style>
    <style:style style:name="gr2" style:family="graphic">
      <style:graphic-properties draw:stroke="solid" svg:stroke-width="0.99pt" draw:marker-start-width="7.17pt" draw:marker-end-width="7.17pt" svg:stroke-opacity="100%" draw:fill="none" draw:textarea-horizontal-align="center" draw:textarea-vertical-align="middle" fo:padding-top="0.51pt" fo:padding-bottom="0.51pt" fo:padding-left="0.51pt" fo:padding-right="0.5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 Comparisons" table:style-name="ta1">
        <table:shapes>
          <draw:frame draw:z-index="0" draw:style-name="gr1" draw:text-style-name="P1" svg:width="453.51pt" svg:height="255.09pt" svg:x="809.63pt" svg:y="0pt">
            <draw:object draw:notify-on-update-of-ranges="'Run Comparisons'.J19:'Run Comparisons'.J21 'Run Comparisons'.K18:'Run Comparisons'.K18 'Run Comparisons'.K19:'Run Comparisons'.K21 'Run Comparisons'.L18:'Run Comparisons'.L18 'Run Comparisons'.L19:'Run Comparisons'.L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453.51pt" svg:height="255.09pt" svg:x="1297.47pt" svg:y="4pt">
            <draw:object draw:notify-on-update-of-ranges="'Run Comparisons'.J27:'Run Comparisons'.J29 'Run Comparisons'.K18:'Run Comparisons'.K18 'Run Comparisons'.K27:'Run Comparisons'.K29 'Run Comparisons'.L18:'Run Comparisons'.L18 'Run Comparisons'.L27:'Run Comparisons'.L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51pt" svg:height="255.09pt" svg:x="811.67pt" svg:y="277.71pt">
            <draw:object draw:notify-on-update-of-ranges="'Run Comparisons'.J31:'Run Comparisons'.J33 'Run Comparisons'.K18:'Run Comparisons'.K18 'Run Comparisons'.K31:'Run Comparisons'.K33 'Run Comparisons'.L18:'Run Comparisons'.L18 'Run Comparisons'.L31:'Run Comparisons'.L3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453.51pt" svg:height="255.09pt" svg:x="1298.49pt" svg:y="275.73pt">
            <draw:object draw:notify-on-update-of-ranges="'Run Comparisons'.J23:'Run Comparisons'.J25 'Run Comparisons'.K18:'Run Comparisons'.K18 'Run Comparisons'.K23:'Run Comparisons'.K25 'Run Comparisons'.L18:'Run Comparisons'.L18 'Run Comparisons'.L23:'Run Comparisons'.L25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100 R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.03" calcext:value-type="float">
            <text:p>8.03</text:p>
          </table:table-cell>
          <table:table-cell office:value-type="float" office:value="5.72" calcext:value-type="float">
            <text:p>5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float" office:value="2.86" calcext:value-type="float">
            <text:p>2.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0.73" calcext:value-type="float">
            <text:p>20.73</text:p>
          </table:table-cell>
          <table:table-cell office:value-type="float" office:value="9.89" calcext:value-type="float">
            <text:p>9.89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1000 R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46" calcext:value-type="float">
            <text:p>3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1.27" calcext:value-type="float">
            <text:p>1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4.58" calcext:value-type="float">
            <text:p>4.5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1.03" calcext:value-type="float">
            <text:p>1.03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10000 RU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1.84" calcext:value-type="float">
            <text:p>1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.13" calcext:value-type="float">
            <text:p>4.13</text:p>
          </table:table-cell>
          <table:table-cell office:value-type="float" office:value="3.19" calcext:value-type="float">
            <text:p>3.19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  <table:table-cell table:number-columns-repeated="4"/>
          <table:table-cell office:value-type="string" calcext:value-type="string">
            <text:p>RUNS</text:p>
          </table:table-cell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 RUNS</text:p>
          </table:table-cell>
          <table:table-cell office:value-type="float" office:value="5.89" calcext:value-type="float">
            <text:p>5.89</text:p>
          </table:table-cell>
          <table:table-cell office:value-type="float" office:value="3.76" calcext:value-type="float">
            <text:p>3.76</text:p>
          </table:table-cell>
          <table:table-cell table:number-columns-repeated="2"/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5.89" calcext:value-type="float">
            <text:p>5.89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 RUNS</text:p>
          </table:table-cell>
          <table:table-cell office:value-type="float" office:value="8.03" calcext:value-type="float">
            <text:p>8.03</text:p>
          </table:table-cell>
          <table:table-cell office:value-type="float" office:value="5.72" calcext:value-type="float">
            <text:p>5.72</text:p>
          </table:table-cell>
          <table:table-cell table:number-columns-repeated="2"/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,000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 RUNS</text:p>
          </table:table-cell>
          <table:table-cell office:value-type="float" office:value="3.47" calcext:value-type="float">
            <text:p>3.47</text:p>
          </table:table-cell>
          <table:table-cell office:value-type="float" office:value="2.86" calcext:value-type="float">
            <text:p>2.86</text:p>
          </table:table-cell>
          <table:table-cell table:number-columns-repeated="2"/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0,000</text:p>
          </table:table-cell>
          <table:table-cell office:value-type="float" office:value="1.03" calcext:value-type="float">
            <text:p>1.0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 RUNS</text:p>
          </table:table-cell>
          <table:table-cell office:value-type="float" office:value="20.73" calcext:value-type="float">
            <text:p>20.73</text:p>
          </table:table-cell>
          <table:table-cell office:value-type="float" office:value="9.89" calcext:value-type="float">
            <text:p>9.89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8.03" calcext:value-type="float">
            <text:p>8.03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000 RUNS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  <table:table-cell table:number-columns-repeated="2"/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,000</text:p>
          </table:table-cell>
          <table:table-cell office:value-type="float" office:value="4.5" calcext:value-type="float">
            <text:p>4.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000 RUNS</text:p>
          </table:table-cell>
          <table:table-cell office:value-type="float" office:value="4.5" calcext:value-type="float">
            <text:p>4.5</text:p>
          </table:table-cell>
          <table:table-cell office:value-type="float" office:value="3.46" calcext:value-type="float">
            <text:p>3.46</text:p>
          </table:table-cell>
          <table:table-cell table:number-columns-repeated="2"/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0,000</text:p>
          </table:table-cell>
          <table:table-cell office:value-type="float" office:value="2.45" calcext:value-type="float">
            <text:p>2.45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000 RUNS</text:p>
          </table:table-cell>
          <table:table-cell office:value-type="float" office:value="1.64" calcext:value-type="float">
            <text:p>1.64</text:p>
          </table:table-cell>
          <table:table-cell office:value-type="float" office:value="1.27" calcext:value-type="float">
            <text:p>1.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,000 RUNS</text:p>
          </table:table-cell>
          <table:table-cell office:value-type="float" office:value="5.2" calcext:value-type="float">
            <text:p>5.2</text:p>
          </table:table-cell>
          <table:table-cell office:value-type="float" office:value="4.58" calcext:value-type="float">
            <text:p>4.58</text:p>
          </table:table-cell>
          <table:table-cell table:number-columns-repeated="2"/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3.47" calcext:value-type="float">
            <text:p>3.4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,000</text:p>
          </table:table-cell>
          <table:table-cell office:value-type="float" office:value="1.64" calcext:value-type="float">
            <text:p>1.64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,000 RUNS</text:p>
          </table:table-cell>
          <table:table-cell office:value-type="float" office:value="1.03" calcext:value-type="float">
            <text:p>1.03</text:p>
          </table:table-cell>
          <table:table-cell office:value-type="float" office:value="0.81" calcext:value-type="float">
            <text:p>0.81</text:p>
          </table:table-cell>
          <table:table-cell table:number-columns-repeated="2"/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0,000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,000 RUNS</text:p>
          </table:table-cell>
          <table:table-cell office:value-type="float" office:value="2.45" calcext:value-type="float">
            <text:p>2.45</text:p>
          </table:table-cell>
          <table:table-cell office:value-type="float" office:value="1.84" calcext:value-type="float">
            <text:p>1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,000 RUNS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  <table:table-cell table:number-columns-repeated="2"/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20.73" calcext:value-type="float">
            <text:p>20.7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,000 RUNS</text:p>
          </table:table-cell>
          <table:table-cell office:value-type="float" office:value="4.13" calcext:value-type="float">
            <text:p>4.13</text:p>
          </table:table-cell>
          <table:table-cell office:value-type="float" office:value="3.19" calcext:value-type="float">
            <text:p>3.19</text:p>
          </table:table-cell>
          <table:table-cell table:number-columns-repeated="2"/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,000</text:p>
          </table:table-cell>
          <table:table-cell office:value-type="float" office:value="5.2" calcext:value-type="float">
            <text:p>5.2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10,000</text:p>
          </table:table-cell>
          <table:table-cell office:value-type="float" office:value="4.13" calcext:value-type="float">
            <text:p>4.13</text:p>
          </table:table-cell>
          <table:table-cell office:value-type="float" office:value="3.19" calcext:value-type="float">
            <text:p>3.19</text:p>
          </table:table-cell>
        </table:table-row>
      </table:table>
      <table:table table:name="Averages (100)" table:style-name="ta1">
        <table:shapes>
          <draw:frame draw:z-index="0" draw:style-name="gr1" draw:text-style-name="P1" svg:width="453.46pt" svg:height="255.26pt" svg:x="389.2pt" svg:y="36.09pt">
            <draw:object draw:notify-on-update-of-ranges="'Averages (100)'.B2:'Averages (100)'.B7 'Averages (100)'.C1:'Averages (100)'.C1 'Averages (100)'.C2:'Averages (100)'.C7 'Averages (100)'.C1:'Averages (100)'.C1 'Averages (100)'.D1:'Averages (100)'.D1 'Averages (100)'.D2:'Averages (100)'.D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255.26pt" svg:x="852.04pt" svg:y="36.85pt">
            <draw:object draw:notify-on-update-of-ranges="'Averages (100)'.B19:'Averages (100)'.B24 'Averages (100)'.C1:'Averages (100)'.C1 'Averages (100)'.C19:'Averages (100)'.C24 'Averages (100)'.D1:'Averages (100)'.D1 'Averages (100)'.D19:'Averages (100)'.D2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1" svg:width="453.46pt" svg:height="255.23pt" svg:x="851.5pt" svg:y="306pt">
            <draw:object draw:notify-on-update-of-ranges="'Averages (100)'.B8:'Averages (100)'.B18 'Averages (100)'.C1:'Averages (100)'.C1 'Averages (100)'.C8:'Averages (100)'.C18 'Averages (100)'.D1:'Averages (100)'.D1 'Averages (100)'.D8:'Averages (100)'.D1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453.46pt" svg:height="255.23pt" svg:x="389.2pt" svg:y="306.31pt">
            <draw:object draw:notify-on-update-of-ranges="'Averages (100)'.B25:'Averages (100)'.B35 'Averages (100)'.C1:'Averages (100)'.C1 'Averages (100)'.C25:'Averages (100)'.C35 'Averages (100)'.D1:'Averages (100)'.D1 'Averages (100)'.D25:'Averages (100)'.D3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4.86" calcext:value-type="float">
            <text:p>4.86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4.64" calcext:value-type="float">
            <text:p>4.64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10.34" calcext:value-type="float">
            <text:p>10.34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5.02" calcext:value-type="float">
            <text:p>5.0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4.59" calcext:value-type="float">
            <text:p>4.59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float" office:value="5.89" calcext:value-type="float">
            <text:p>5.89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" calcext:value-type="float">
            <text:p>1</text:p>
          </table:table-cell>
          <table:table-cell office:value-type="float" office:value="7.09" calcext:value-type="float">
            <text:p>7.09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2" calcext:value-type="float">
            <text:p>2</text:p>
          </table:table-cell>
          <table:table-cell office:value-type="float" office:value="6.88" calcext:value-type="float">
            <text:p>6.88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3" calcext:value-type="float">
            <text:p>3</text:p>
          </table:table-cell>
          <table:table-cell office:value-type="float" office:value="7.09" calcext:value-type="float">
            <text:p>7.09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.2</text:p>
          </table:table-cell>
          <table:table-cell office:value-type="float" office:value="5.94" calcext:value-type="float">
            <text:p>5.94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5" calcext:value-type="float">
            <text:p>5</text:p>
          </table:table-cell>
          <table:table-cell office:value-type="float" office:value="6.95" calcext:value-type="float">
            <text:p>6.95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6" calcext:value-type="float">
            <text:p>6</text:p>
          </table:table-cell>
          <table:table-cell office:value-type="float" office:value="6.98" calcext:value-type="float">
            <text:p>6.98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7" calcext:value-type="float">
            <text:p>7</text:p>
          </table:table-cell>
          <table:table-cell office:value-type="float" office:value="6.99" calcext:value-type="float">
            <text:p>6.99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8" calcext:value-type="float">
            <text:p>8</text:p>
          </table:table-cell>
          <table:table-cell office:value-type="float" office:value="12.1" calcext:value-type="float">
            <text:p>12.1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9" calcext:value-type="float">
            <text:p>9</text:p>
          </table:table-cell>
          <table:table-cell office:value-type="float" office:value="7.04" calcext:value-type="float">
            <text:p>7.04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0" calcext:value-type="float">
            <text:p>10</text:p>
          </table:table-cell>
          <table:table-cell office:value-type="float" office:value="7.01" calcext:value-type="float">
            <text:p>7.01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float" office:value="8.03" calcext:value-type="float">
            <text:p>8.03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1" calcext:value-type="float">
            <text:p>1</text:p>
          </table:table-cell>
          <table:table-cell office:value-type="float" office:value="3.52" calcext:value-type="float">
            <text:p>3.52</text:p>
          </table:table-cell>
          <table:table-cell office:value-type="float" office:value="2.89" calcext:value-type="float">
            <text:p>2.89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3" calcext:value-type="float">
            <text:p>3</text:p>
          </table:table-cell>
          <table:table-cell office:value-type="float" office:value="3.46" calcext:value-type="float">
            <text:p>3.46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4" calcext:value-type="float">
            <text:p>4</text:p>
          </table:table-cell>
          <table:table-cell office:value-type="float" office:value="3.47" calcext:value-type="float">
            <text:p>3.47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5" calcext:value-type="float">
            <text:p>5</text:p>
          </table:table-cell>
          <table:table-cell office:value-type="float" office:value="3.53" calcext:value-type="float">
            <text:p>3.5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float" office:value="3.47" calcext:value-type="float">
            <text:p>3.4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23.38" calcext:value-type="float">
            <text:p>23.38</text:p>
          </table:table-cell>
          <table:table-cell office:value-type="float" office:value="19.79" calcext:value-type="float">
            <text:p>19.7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20.97" calcext:value-type="float">
            <text:p>20.97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21.09" calcext:value-type="float">
            <text:p>21.09</text:p>
          </table:table-cell>
          <table:table-cell office:value-type="float" office:value="13.79" calcext:value-type="float">
            <text:p>13.7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20.93" calcext:value-type="float">
            <text:p>20.93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20.18" calcext:value-type="float">
            <text:p>20.18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6" calcext:value-type="float">
            <text:p>6</text:p>
          </table:table-cell>
          <table:table-cell office:value-type="float" office:value="19.37" calcext:value-type="float">
            <text:p>19.37</text:p>
          </table:table-cell>
          <table:table-cell office:value-type="float" office:value="7.34" calcext:value-type="float">
            <text:p>7.34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7" calcext:value-type="float">
            <text:p>7</text:p>
          </table:table-cell>
          <table:table-cell office:value-type="float" office:value="25.3" calcext:value-type="float">
            <text:p>25.3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8" calcext:value-type="float">
            <text:p>8</text:p>
          </table:table-cell>
          <table:table-cell office:value-type="float" office:value="19.51" calcext:value-type="float">
            <text:p>19.51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9" calcext:value-type="float">
            <text:p>9</text:p>
          </table:table-cell>
          <table:table-cell office:value-type="float" office:value="18.45" calcext:value-type="float">
            <text:p>18.45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0" calcext:value-type="float">
            <text:p>10</text:p>
          </table:table-cell>
          <table:table-cell office:value-type="float" office:value="18.11" calcext:value-type="float">
            <text:p>18.11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float" office:value="20.73" calcext:value-type="float">
            <text:p>20.7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4-14-19 7:37PM</text:p>
          </table:table-cell>
          <table:table-cell table:number-columns-repeated="3"/>
        </table:table-row>
      </table:table>
      <table:table table:name="Averages (1000)" table:style-name="ta1">
        <table:shapes>
          <draw:frame draw:z-index="0" draw:style-name="gr1" draw:text-style-name="P1" svg:width="453.46pt" svg:height="255.26pt" svg:x="330.92pt" svg:y="23.3pt">
            <draw:object draw:notify-on-update-of-ranges="'Averages (1000)'.B2:'Averages (1000)'.B7 'Averages (1000)'.C1:'Averages (1000)'.C1 'Averages (1000)'.C2:'Averages (1000)'.C7 'Averages (100)'.A1:'Averages (100)'.A1 'Averages (1000)'.D1:'Averages (1000)'.D1 'Averages (1000)'.D2:'Averages (1000)'.D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255.26pt" svg:x="793.76pt" svg:y="24.07pt">
            <draw:object draw:notify-on-update-of-ranges="'Averages (1000)'.B19:'Averages (1000)'.B24 'Averages (1000)'.C1:'Averages (1000)'.C1 'Averages (1000)'.C19:'Averages (1000)'.C24 'Averages (1000)'.D1:'Averages (1000)'.D1 'Averages (1000)'.D19:'Averages (1000)'.D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1" svg:width="453.46pt" svg:height="255.23pt" svg:x="796.34pt" svg:y="293.22pt">
            <draw:object draw:notify-on-update-of-ranges="'Averages (1000)'.B8:'Averages (1000)'.B18 'Averages (1000)'.C1:'Averages (1000)'.C1 'Averages (1000)'.C8:'Averages (1000)'.C18 'Averages (1000)'.D1:'Averages (1000)'.D1 'Averages (1000)'.D8:'Averages (1000)'.D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46pt" svg:height="255.23pt" svg:x="330.92pt" svg:y="293.53pt">
            <draw:object draw:notify-on-update-of-ranges="'Averages (1000)'.B25:'Averages (1000)'.B35 'Averages (1000)'.C1:'Averages (1000)'.C1 'Averages (1000)'.C25:'Averages (1000)'.C35 'Averages (1000)'.C1:'Averages (1000)'.C1 'Averages (1000)'.D1:'Averages (1000)'.D1 'Averages (1000)'.D25:'Averages (1000)'.D3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1.78" calcext:value-type="float">
            <text:p>1.78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1.76" calcext:value-type="float">
            <text:p>1.7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float" office:value="1.78" calcext:value-type="float">
            <text:p>1.78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" calcext:value-type="float">
            <text:p>1</text:p>
          </table:table-cell>
          <table:table-cell office:value-type="float" office:value="5.45" calcext:value-type="float">
            <text:p>5.45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2" calcext:value-type="float">
            <text:p>2</text:p>
          </table:table-cell>
          <table:table-cell office:value-type="float" office:value="5.07" calcext:value-type="float">
            <text:p>5.07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4" calcext:value-type="float">
            <text:p>4</text:p>
          </table:table-cell>
          <table:table-cell office:value-type="float" office:value="4.91" calcext:value-type="float">
            <text:p>4.91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5" calcext:value-type="float">
            <text:p>5</text:p>
          </table:table-cell>
          <table:table-cell office:value-type="float" office:value="4.39" calcext:value-type="float">
            <text:p>4.39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6" calcext:value-type="float">
            <text:p>6</text:p>
          </table:table-cell>
          <table:table-cell office:value-type="float" office:value="4.25" calcext:value-type="float">
            <text:p>4.2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7" calcext:value-type="float">
            <text:p>7</text:p>
          </table:table-cell>
          <table:table-cell office:value-type="float" office:value="4.14" calcext:value-type="float">
            <text:p>4.1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8" calcext:value-type="float">
            <text:p>8</text:p>
          </table:table-cell>
          <table:table-cell office:value-type="float" office:value="3.97" calcext:value-type="float">
            <text:p>3.97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9" calcext:value-type="float">
            <text:p>9</text:p>
          </table:table-cell>
          <table:table-cell office:value-type="float" office:value="3.99" calcext:value-type="float">
            <text:p>3.99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0" calcext:value-type="float">
            <text:p>10</text:p>
          </table:table-cell>
          <table:table-cell office:value-type="float" office:value="3.94" calcext:value-type="float">
            <text:p>3.9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float" office:value="4.5" calcext:value-type="float">
            <text:p>4.5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1" calcext:value-type="float">
            <text:p>1</text:p>
          </table:table-cell>
          <table:table-cell office:value-type="float" office:value="1.67" calcext:value-type="float">
            <text:p>1.6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2" calcext:value-type="float">
            <text:p>2</text:p>
          </table:table-cell>
          <table:table-cell office:value-type="float" office:value="1.59" calcext:value-type="float">
            <text:p>1.5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3" calcext:value-type="float">
            <text:p>3</text:p>
          </table:table-cell>
          <table:table-cell office:value-type="float" office:value="1.63" calcext:value-type="float">
            <text:p>1.63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1.6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5" calcext:value-type="float">
            <text:p>5</text:p>
          </table:table-cell>
          <table:table-cell office:value-type="float" office:value="1.61" calcext:value-type="float">
            <text:p>1.6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float" office:value="1.64" calcext:value-type="float">
            <text:p>1.64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5.73" calcext:value-type="float">
            <text:p>5.73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5.41" calcext:value-type="float">
            <text:p>5.41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5.35" calcext:value-type="float">
            <text:p>5.3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5.05" calcext:value-type="float">
            <text:p>5.0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5.02" calcext:value-type="float">
            <text:p>5.02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6" calcext:value-type="float">
            <text:p>6</text:p>
          </table:table-cell>
          <table:table-cell office:value-type="float" office:value="5.07" calcext:value-type="float">
            <text:p>5.07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7" calcext:value-type="float">
            <text:p>7</text:p>
          </table:table-cell>
          <table:table-cell office:value-type="float" office:value="5.04" calcext:value-type="float">
            <text:p>5.04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8" calcext:value-type="float">
            <text:p>8</text:p>
          </table:table-cell>
          <table:table-cell office:value-type="float" office:value="5.13" calcext:value-type="float">
            <text:p>5.1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9" calcext:value-type="float">
            <text:p>9</text:p>
          </table:table-cell>
          <table:table-cell office:value-type="float" office:value="5.1" calcext:value-type="float">
            <text:p>5.1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0" calcext:value-type="float">
            <text:p>10</text:p>
          </table:table-cell>
          <table:table-cell office:value-type="float" office:value="5.06" calcext:value-type="float">
            <text:p>5.0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float" office:value="5.2" calcext:value-type="float">
            <text:p>5.2</text:p>
          </table:table-cell>
          <table:table-cell office:value-type="float" office:value="4.58" calcext:value-type="float">
            <text:p>4.58</text:p>
          </table:table-cell>
        </table:table-row>
      </table:table>
      <table:table table:name="Averages (10000)" table:style-name="ta1">
        <table:shapes>
          <draw:frame draw:z-index="0" draw:style-name="gr1" draw:text-style-name="P1" svg:width="453.46pt" svg:height="255.26pt" svg:x="266.94pt" svg:y="10.52pt">
            <draw:object draw:notify-on-update-of-ranges="'Averages (10000)'.B2:'Averages (10000)'.B7 'Averages (10000)'.C1:'Averages (10000)'.C1 'Averages (10000)'.C2:'Averages (10000)'.C7 'Averages (10000)'.C1:'Averages (10000)'.C1 'Averages (10000)'.D1:'Averages (10000)'.D1 'Averages (10000)'.D2:'Averages (10000)'.D7 'Averages (10000)'.D1:'Averages (10000)'.D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729.78pt" svg:y="11.28pt">
            <draw:object draw:notify-on-update-of-ranges="'Averages (10000)'.B19:'Averages (10000)'.B24 'Averages (10000)'.C1:'Averages (10000)'.C1 'Averages (10000)'.C19:'Averages (10000)'.C24 'Averages (10000)'.C1:'Averages (10000)'.C1 'Averages (10000)'.D1:'Averages (10000)'.D1 'Averages (10000)'.D19:'Averages (10000)'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453.46pt" svg:height="255.23pt" svg:x="732.36pt" svg:y="280.43pt">
            <draw:object draw:notify-on-update-of-ranges="'Averages (10000)'.B8:'Averages (10000)'.B18 'Averages (10000)'.C1:'Averages (10000)'.C1 'Averages (10000)'.C8:'Averages (10000)'.C18 'Averages (10000)'.D1:'Averages (10000)'.D1 'Averages (10000)'.D8:'Averages (10000)'.D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266.94pt" svg:y="280.74pt">
            <draw:object draw:notify-on-update-of-ranges="'Averages (10000)'.B25:'Averages (10000)'.B35 'Averages (10000)'.C1:'Averages (10000)'.C1 'Averages (10000)'.C25:'Averages (10000)'.C35 'Averages (10000)'.C1:'Averages (10000)'.C1 'Averages (10000)'.D1:'Averages (10000)'.D1 'Averages (10000)'.D25:'Averages (10000)'.D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STL Average</text:p>
          </table:table-cell>
          <table:table-cell office:value-type="string" calcext:value-type="string">
            <text:p>DS Average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5_28_FULL.txt</text:p>
          </table:table-cell>
          <table:table-cell office:value-type="string" calcext:value-type="string">
            <text:p>ALL</text:p>
          </table:table-cell>
          <table:table-cell office:value-type="float" office:value="1.03" calcext:value-type="float">
            <text:p>1.0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" calcext:value-type="float">
            <text:p>1</text:p>
          </table:table-cell>
          <table:table-cell office:value-type="float" office:value="2.58" calcext:value-type="float">
            <text:p>2.58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2" calcext:value-type="float">
            <text:p>2</text:p>
          </table:table-cell>
          <table:table-cell office:value-type="float" office:value="2.33" calcext:value-type="float">
            <text:p>2.33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3" calcext:value-type="float">
            <text:p>3</text:p>
          </table:table-cell>
          <table:table-cell office:value-type="float" office:value="2.34" calcext:value-type="float">
            <text:p>2.3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4" calcext:value-type="float">
            <text:p>4</text:p>
          </table:table-cell>
          <table:table-cell office:value-type="float" office:value="2.44" calcext:value-type="float">
            <text:p>2.44</text:p>
          </table:table-cell>
          <table:table-cell office:value-type="float" office:value="1.91" calcext:value-type="float">
            <text:p>1.9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5" calcext:value-type="float">
            <text:p>5</text:p>
          </table:table-cell>
          <table:table-cell office:value-type="float" office:value="2.31" calcext:value-type="float">
            <text:p>2.31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6" calcext:value-type="float">
            <text:p>6</text:p>
          </table:table-cell>
          <table:table-cell office:value-type="float" office:value="2.39" calcext:value-type="float">
            <text:p>2.39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7" calcext:value-type="float">
            <text:p>7</text:p>
          </table:table-cell>
          <table:table-cell office:value-type="float" office:value="2.85" calcext:value-type="float">
            <text:p>2.85</text:p>
          </table:table-cell>
          <table:table-cell office:value-type="float" office:value="1.79" calcext:value-type="float">
            <text:p>1.79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8" calcext:value-type="float">
            <text:p>8</text:p>
          </table:table-cell>
          <table:table-cell office:value-type="float" office:value="2.42" calcext:value-type="float">
            <text:p>2.42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9" calcext:value-type="float">
            <text:p>9</text:p>
          </table:table-cell>
          <table:table-cell office:value-type="float" office:value="2.42" calcext:value-type="float">
            <text:p>2.42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float" office:value="10" calcext:value-type="float">
            <text:p>10</text:p>
          </table:table-cell>
          <table:table-cell office:value-type="float" office:value="2.43" calcext:value-type="float">
            <text:p>2.43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10_28_REG_3</text:p>
          </table:table-cell>
          <table:table-cell office:value-type="string" calcext:value-type="string">
            <text:p>ALL</text:p>
          </table:table-cell>
          <table:table-cell office:value-type="float" office:value="2.45" calcext:value-type="float">
            <text:p>2.45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4" calcext:value-type="float">
            <text:p>4</text:p>
          </table:table-cell>
          <table:table-cell office:value-type="float" office:value="1.07" calcext:value-type="float">
            <text:p>1.07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float" office:value="5" calcext:value-type="float">
            <text:p>5</text:p>
          </table:table-cell>
          <table:table-cell office:value-type="float" office:value="1.05" calcext:value-type="float">
            <text:p>1.05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5_28_REG_3</text:p>
          </table:table-cell>
          <table:table-cell office:value-type="string" calcext:value-type="string">
            <text:p>ALL</text:p>
          </table:table-cell>
          <table:table-cell office:value-type="float" office:value="1.05" calcext:value-type="float">
            <text:p>1.0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2" calcext:value-type="float">
            <text:p>2</text:p>
          </table:table-cell>
          <table:table-cell office:value-type="float" office:value="3.85" calcext:value-type="float">
            <text:p>3.85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3" calcext:value-type="float">
            <text:p>3</text:p>
          </table:table-cell>
          <table:table-cell office:value-type="float" office:value="3.92" calcext:value-type="float">
            <text:p>3.92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4" calcext:value-type="float">
            <text:p>4</text:p>
          </table:table-cell>
          <table:table-cell office:value-type="float" office:value="3.91" calcext:value-type="float">
            <text:p>3.91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5" calcext:value-type="float">
            <text:p>5</text:p>
          </table:table-cell>
          <table:table-cell office:value-type="float" office:value="3.87" calcext:value-type="float">
            <text:p>3.87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.32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7" calcext:value-type="float">
            <text:p>7</text:p>
          </table:table-cell>
          <table:table-cell office:value-type="float" office:value="4.39" calcext:value-type="float">
            <text:p>4.39</text:p>
          </table:table-cell>
          <table:table-cell office:value-type="float" office:value="3.42" calcext:value-type="float">
            <text:p>3.42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float" office:value="10" calcext:value-type="float">
            <text:p>10</text:p>
          </table:table-cell>
          <table:table-cell office:value-type="float" office:value="4.33" calcext:value-type="float">
            <text:p>4.33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string" calcext:value-type="string">
            <text:p>10_28_FULL.txt</text:p>
          </table:table-cell>
          <table:table-cell office:value-type="string" calcext:value-type="string">
            <text:p>ALL</text:p>
          </table:table-cell>
          <table:table-cell office:value-type="float" office:value="4.13" calcext:value-type="float">
            <text:p>4.13</text:p>
          </table:table-cell>
          <table:table-cell office:value-type="float" office:value="3.19" calcext:value-type="float">
            <text:p>3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20:15:58.085475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4T20:57:27.283585389</dc:date>
    <meta:editing-duration>PT48M13S</meta:editing-duration>
    <meta:editing-cycles>14</meta:editing-cycles>
    <meta:generator>LibreOffice/6.1.5.2$Linux_X86_64 LibreOffice_project/10$Build-2</meta:generator>
    <meta:document-statistic meta:table-count="4" meta:cell-count="59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28cm" svg:y="0.316cm" chart:style-name="ch2">
          <text:p>5 Vertices Fully Connected 10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0)'.B1:'Averages (10000)'.D7" chart:data-source-has-labels="both" svg:x="1.33cm" svg:y="2.921cm" svg:width="14.349cm" svg:height="4.924cm">
          <chartooo:coordinate-region svg:x="2.057cm" svg:y="3.121cm" svg:width="13.622cm" svg:height="4.077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00)'.B2:'Averages (10000)'.B7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0)'.C2:'Averages (10000)'.C7" chart:label-cell-address="'Averages (10000)'.C1:'Averages (10000)'.C1" chart:class="chart:bar">
            <chart:data-point chart:repeated="6"/>
            <loext:propertry-mapping loext:property="BorderColor" loext:cell-range-address="'Averages (10000)'.C1:'Averages (10000)'.C1"/>
          </chart:series>
          <chart:series chart:style-name="ch12" chart:values-cell-range-address="'Averages (10000)'.D2:'Averages (10000)'.D7" chart:label-cell-address="'Averages (10000)'.D1:'Averages (10000)'.D1" chart:class="chart:bar">
            <chart:data-point chart:repeated="6"/>
            <loext:propertry-mapping loext:property="BorderColor" loext:cell-range-address="'Averages (10000)'.D1:'Averages (10000)'.D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0)'.C1:'Averages (10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0)'.D1:'Averages (10000)'.D1</svg:desc>
                </draw:g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0)'.B2:'Averages (10000)'.B7</svg:desc>
                </draw:g>
              </table:table-cell>
              <table:table-cell office:value-type="float" office:value="1.22">
                <text:p>1.22</text:p>
                <draw:g>
                  <svg:desc>'Averages (10000)'.C2:'Averages (10000)'.C7</svg:desc>
                </draw:g>
              </table:table-cell>
              <table:table-cell office:value-type="float" office:value="NaN">
                <text:p>NaN</text:p>
                <draw:g>
                  <svg:desc>'Averages (10000)'.C1:'Averages (10000)'.C1</svg:desc>
                </draw:g>
              </table:table-cell>
              <table:table-cell office:value-type="float" office:value="0.98">
                <text:p>0.98</text:p>
                <draw:g>
                  <svg:desc>'Averages (10000)'.D2:'Averages (10000)'.D7</svg:desc>
                </draw:g>
              </table:table-cell>
              <table:table-cell office:value-type="float" office:value="NaN">
                <text:p>NaN</text:p>
                <draw:g>
                  <svg:desc>'Averages (10000)'.D1:'Averages (10000)'.D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2">
                <text:p>1.12</text:p>
              </table:table-cell>
              <table:table-cell office:value-type="float" office:value="NaN">
                <text:p>NaN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934cm" svg:y="0.316cm" chart:style-name="ch2">
          <text:p>5 Vertices Degree 3 1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)'.B19:'Averages (100)'.D24 'Averages (100)'.C1:'Averages (100)'.D1" chart:data-source-has-labels="both" svg:x="1.33cm" svg:y="2.921cm" svg:width="14.349cm" svg:height="4.924cm">
          <chartooo:coordinate-region svg:x="2.057cm" svg:y="3.12cm" svg:width="13.622cm" svg:height="4.078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)'.B19:'Averages (100)'.B24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)'.C19:'Averages (100)'.C24" chart:label-cell-address="'Averages (100)'.C1:'Averages (100)'.C1" chart:class="chart:bar">
            <chart:data-point chart:repeated="6"/>
          </chart:series>
          <chart:series chart:style-name="ch12" chart:values-cell-range-address="'Averages (100)'.D19:'Averages (100)'.D24" chart:label-cell-address="'Averages (100)'.D1:'Averages (1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)'.C1:'Averages (100)'.C1</svg:desc>
                </draw:g>
              </table:table-cell>
              <table:table-cell office:value-type="string">
                <text:p>DS Average</text:p>
                <draw:g>
                  <svg:desc>'Averages (100)'.D1:'Averages (1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)'.B19:'Averages (100)'.B24</svg:desc>
                </draw:g>
              </table:table-cell>
              <table:table-cell office:value-type="float" office:value="3.52">
                <text:p>3.52</text:p>
                <draw:g>
                  <svg:desc>'Averages (100)'.C19:'Averages (100)'.C24</svg:desc>
                </draw:g>
              </table:table-cell>
              <table:table-cell office:value-type="float" office:value="2.89">
                <text:p>2.89</text:p>
                <draw:g>
                  <svg:desc>'Averages (100)'.D19:'Averages (100)'.D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39">
                <text:p>3.3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6">
                <text:p>3.46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7">
                <text:p>3.47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3">
                <text:p>3.5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3.47">
                <text:p>3.47</text:p>
              </table:table-cell>
              <table:table-cell office:value-type="float" office:value="2.86">
                <text:p>2.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307cm" svg:y="0.316cm" chart:style-name="ch2">
          <text:p>10 Vertices Degree 3 Regular Graph 1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)'.B8:'Averages (100)'.D18 'Averages (100)'.C1:'Averages (100)'.D1" chart:data-source-has-labels="both" svg:x="1.33cm" svg:y="2.921cm" svg:width="14.349cm" svg:height="4.923cm">
          <chartooo:coordinate-region svg:x="1.951cm" svg:y="3.12cm" svg:width="13.728cm" svg:height="4.077cm"/>
          <chart:axis chart:dimension="x" chart:name="primary-x" chart:style-name="ch6" chartooo:axis-type="auto">
            <chartooo:date-scale/>
            <chart:title svg:x="6.939cm" svg:y="8.024cm" chart:style-name="ch7">
              <text:p>Time (microseconds)</text:p>
            </chart:title>
            <chart:categories table:cell-range-address="'Averages (100)'.B8:'Averages (100)'.B18"/>
          </chart:axis>
          <chart:axis chart:dimension="y" chart:name="primary-y" chart:style-name="ch8">
            <chart:title svg:x="0.451cm" svg:y="5.902cm" chart:style-name="ch9">
              <text:p>Vertex</text:p>
            </chart:title>
            <chart:grid chart:style-name="ch10" chart:class="major"/>
          </chart:axis>
          <chart:series chart:style-name="ch11" chart:values-cell-range-address="'Averages (100)'.C8:'Averages (100)'.C18" chart:label-cell-address="'Averages (100)'.C1:'Averages (100)'.C1" chart:class="chart:bar">
            <chart:data-point chart:repeated="11"/>
          </chart:series>
          <chart:series chart:style-name="ch12" chart:values-cell-range-address="'Averages (100)'.D8:'Averages (100)'.D18" chart:label-cell-address="'Averages (100)'.D1:'Averages (1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)'.C1:'Averages (100)'.C1</svg:desc>
                </draw:g>
              </table:table-cell>
              <table:table-cell office:value-type="string">
                <text:p>DS Average</text:p>
                <draw:g>
                  <svg:desc>'Averages (100)'.D1:'Averages (1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)'.B8:'Averages (100)'.B18</svg:desc>
                </draw:g>
              </table:table-cell>
              <table:table-cell office:value-type="float" office:value="7.09">
                <text:p>7.09</text:p>
                <draw:g>
                  <svg:desc>'Averages (100)'.C8:'Averages (100)'.C18</svg:desc>
                </draw:g>
              </table:table-cell>
              <table:table-cell office:value-type="float" office:value="5.65">
                <text:p>5.65</text:p>
                <draw:g>
                  <svg:desc>'Averages (100)'.D8:'Averages (100)'.D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88">
                <text:p>6.88</text:p>
              </table:table-cell>
              <table:table-cell office:value-type="float" office:value="5.72">
                <text:p>5.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09">
                <text:p>7.09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2">
                <text:p>12.2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95">
                <text:p>6.95</text:p>
              </table:table-cell>
              <table:table-cell office:value-type="float" office:value="5.44">
                <text:p>5.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98">
                <text:p>6.98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99">
                <text:p>6.99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1">
                <text:p>12.1</text:p>
              </table:table-cell>
              <table:table-cell office:value-type="float" office:value="5.82">
                <text:p>5.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04">
                <text:p>7.04</text:p>
              </table:table-cell>
              <table:table-cell office:value-type="float" office:value="5.88">
                <text:p>5.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01">
                <text:p>7.01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8.03">
                <text:p>8.03</text:p>
              </table:table-cell>
              <table:table-cell office:value-type="float" office:value="5.72">
                <text:p>5.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439cm" svg:y="0.316cm" chart:style-name="ch2">
          <text:p>10 Vertices Fully Connected Graph 1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)'.B25:'Averages (100)'.D35 'Averages (100)'.C1:'Averages (100)'.D1" chart:data-source-has-labels="both" svg:x="1.33cm" svg:y="2.921cm" svg:width="14.349cm" svg:height="4.923cm">
          <chartooo:coordinate-region svg:x="1.951cm" svg:y="3.12cm" svg:width="13.728cm" svg:height="4.077cm"/>
          <chart:axis chart:dimension="x" chart:name="primary-x" chart:style-name="ch6" chartooo:axis-type="auto">
            <chartooo:date-scale/>
            <chart:title svg:x="6.939cm" svg:y="8.024cm" chart:style-name="ch7">
              <text:p>Time (microseconds)</text:p>
            </chart:title>
            <chart:categories table:cell-range-address="'Averages (100)'.B25:'Averages (100)'.B35"/>
          </chart:axis>
          <chart:axis chart:dimension="y" chart:name="primary-y" chart:style-name="ch8">
            <chart:title svg:x="0.451cm" svg:y="5.902cm" chart:style-name="ch9">
              <text:p>Vertex</text:p>
            </chart:title>
            <chart:grid chart:style-name="ch10" chart:class="major"/>
          </chart:axis>
          <chart:series chart:style-name="ch11" chart:values-cell-range-address="'Averages (100)'.C25:'Averages (100)'.C35" chart:label-cell-address="'Averages (100)'.C1:'Averages (100)'.C1" chart:class="chart:bar">
            <chart:data-point chart:repeated="11"/>
          </chart:series>
          <chart:series chart:style-name="ch12" chart:values-cell-range-address="'Averages (100)'.D25:'Averages (100)'.D35" chart:label-cell-address="'Averages (100)'.D1:'Averages (1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)'.C1:'Averages (100)'.C1</svg:desc>
                </draw:g>
              </table:table-cell>
              <table:table-cell office:value-type="string">
                <text:p>DS Average</text:p>
                <draw:g>
                  <svg:desc>'Averages (100)'.D1:'Averages (1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)'.B25:'Averages (100)'.B35</svg:desc>
                </draw:g>
              </table:table-cell>
              <table:table-cell office:value-type="float" office:value="23.38">
                <text:p>23.38</text:p>
                <draw:g>
                  <svg:desc>'Averages (100)'.C25:'Averages (100)'.C35</svg:desc>
                </draw:g>
              </table:table-cell>
              <table:table-cell office:value-type="float" office:value="19.79">
                <text:p>19.79</text:p>
                <draw:g>
                  <svg:desc>'Averages (100)'.D25:'Averages (100)'.D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97">
                <text:p>20.97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1.09">
                <text:p>21.09</text:p>
              </table:table-cell>
              <table:table-cell office:value-type="float" office:value="13.79">
                <text:p>13.7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93">
                <text:p>20.93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.18">
                <text:p>20.18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37">
                <text:p>19.37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.3">
                <text:p>25.3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51">
                <text:p>19.51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.45">
                <text:p>18.45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11">
                <text:p>18.11</text:p>
              </table:table-cell>
              <table:table-cell office:value-type="float" office:value="12.24">
                <text:p>12.24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0.73">
                <text:p>20.73</text:p>
              </table:table-cell>
              <table:table-cell office:value-type="float" office:value="9.89">
                <text:p>9.8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cm" svg:y="0.316cm" chart:style-name="ch2">
          <text:p>5 Vertices Fully Connected - Speed Over Time</text:p>
        </chart:title>
        <chart:subtitle svg:x="2.797cm" svg:y="1.275cm" chart:style-name="ch3">
          <text:p>The algorithm's run time decreased with the number of runs.</text:p>
        </chart:subtitle>
        <chart:legend chart:legend-position="top" svg:x="4.934cm" svg:y="2.143cm" style:legend-expansion="wide" chart:style-name="ch4"/>
        <chart:plot-area chart:style-name="ch5" table:cell-range-address="'Run Comparisons'.J18:'Run Comparisons'.L21" chart:data-source-has-labels="both" svg:x="1.331cm" svg:y="2.921cm" svg:width="14.349cm" svg:height="4.918cm">
          <chartooo:coordinate-region svg:x="1.767cm" svg:y="3.121cm" svg:width="13.395cm" svg:height="4.071cm"/>
          <chart:axis chart:dimension="x" chart:name="primary-x" chart:style-name="ch6" chartooo:axis-type="auto">
            <chartooo:date-scale/>
            <chart:title svg:x="8.064cm" svg:y="8.019cm" chart:style-name="ch7">
              <text:p>Runs</text:p>
            </chart:title>
            <chart:categories table:cell-range-address="'Run Comparisons'.J19:'Run Comparisons'.J21"/>
          </chart:axis>
          <chart:axis chart:dimension="y" chart:name="primary-y" chart:style-name="ch8">
            <chart:title svg:x="0.451cm" svg:y="6.945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Run Comparisons'.K19:'Run Comparisons'.K21" chart:label-cell-address="'Run Comparisons'.K18:'Run Comparisons'.K18" chart:class="chart:line">
            <chart:data-point chart:repeated="3"/>
          </chart:series>
          <chart:series chart:style-name="ch12" chart:values-cell-range-address="'Run Comparisons'.L19:'Run Comparisons'.L21" chart:label-cell-address="'Run Comparisons'.L18:'Run Comparisons'.L1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Run Comparisons'.K18:'Run Comparisons'.K18</svg:desc>
                </draw:g>
              </table:table-cell>
              <table:table-cell office:value-type="string">
                <text:p>DS Average</text:p>
                <draw:g>
                  <svg:desc>'Run Comparisons'.L18:'Run Comparisons'.L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un Comparisons'.J19:'Run Comparisons'.J21</svg:desc>
                </draw:g>
              </table:table-cell>
              <table:table-cell office:value-type="float" office:value="5.89">
                <text:p>5.89</text:p>
                <draw:g>
                  <svg:desc>'Run Comparisons'.K19:'Run Comparisons'.K21</svg:desc>
                </draw:g>
              </table:table-cell>
              <table:table-cell office:value-type="float" office:value="3.76">
                <text:p>3.76</text:p>
                <draw:g>
                  <svg:desc>'Run Comparisons'.L19:'Run Comparisons'.L21</svg:desc>
                </draw:g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1.78">
                <text:p>1.7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0,000</text:p>
              </table:table-cell>
              <table:table-cell office:value-type="float" office:value="1.03">
                <text:p>1.03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459cm" svg:y="0.316cm" chart:style-name="ch2">
          <text:p>5 Vertices Regular Graph - Speed Over Time</text:p>
        </chart:title>
        <chart:subtitle svg:x="2.797cm" svg:y="1.275cm" chart:style-name="ch3">
          <text:p>The algorithm's run time decreased with the number of runs.</text:p>
        </chart:subtitle>
        <chart:legend chart:legend-position="top" svg:x="4.934cm" svg:y="2.143cm" style:legend-expansion="wide" chart:style-name="ch4"/>
        <chart:plot-area chart:style-name="ch5" table:cell-range-address="'Run Comparisons'.J27:'Run Comparisons'.L29 'Run Comparisons'.K18:'Run Comparisons'.L18" chart:data-source-has-labels="both" svg:x="1.331cm" svg:y="2.921cm" svg:width="14.349cm" svg:height="4.918cm">
          <chartooo:coordinate-region svg:x="2.058cm" svg:y="3.12cm" svg:width="13.104cm" svg:height="4.072cm"/>
          <chart:axis chart:dimension="x" chart:name="primary-x" chart:style-name="ch6" chartooo:axis-type="auto">
            <chartooo:date-scale/>
            <chart:title svg:x="8.064cm" svg:y="8.019cm" chart:style-name="ch7">
              <text:p>Runs</text:p>
            </chart:title>
            <chart:categories table:cell-range-address="'Run Comparisons'.J27:'Run Comparisons'.J29"/>
          </chart:axis>
          <chart:axis chart:dimension="y" chart:name="primary-y" chart:style-name="ch8">
            <chart:title svg:x="0.451cm" svg:y="6.945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Run Comparisons'.K27:'Run Comparisons'.K29" chart:label-cell-address="'Run Comparisons'.K18:'Run Comparisons'.K18" chart:class="chart:line">
            <chart:data-point chart:repeated="3"/>
          </chart:series>
          <chart:series chart:style-name="ch12" chart:values-cell-range-address="'Run Comparisons'.L27:'Run Comparisons'.L29" chart:label-cell-address="'Run Comparisons'.L18:'Run Comparisons'.L1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Run Comparisons'.K18:'Run Comparisons'.K18</svg:desc>
                </draw:g>
              </table:table-cell>
              <table:table-cell office:value-type="string">
                <text:p>DS Average</text:p>
                <draw:g>
                  <svg:desc>'Run Comparisons'.L18:'Run Comparisons'.L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un Comparisons'.J27:'Run Comparisons'.J29</svg:desc>
                </draw:g>
              </table:table-cell>
              <table:table-cell office:value-type="float" office:value="3.47">
                <text:p>3.47</text:p>
                <draw:g>
                  <svg:desc>'Run Comparisons'.K27:'Run Comparisons'.K29</svg:desc>
                </draw:g>
              </table:table-cell>
              <table:table-cell office:value-type="float" office:value="2.86">
                <text:p>2.86</text:p>
                <draw:g>
                  <svg:desc>'Run Comparisons'.L27:'Run Comparisons'.L29</svg:desc>
                </draw:g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1.64">
                <text:p>1.6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0,000</text:p>
              </table:table-cell>
              <table:table-cell office:value-type="float" office:value="1.05">
                <text:p>1.05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81cm" svg:y="0.316cm" chart:style-name="ch2">
          <text:p>10 Vertices Fully Connected - Speed Over Time</text:p>
        </chart:title>
        <chart:subtitle svg:x="2.797cm" svg:y="1.275cm" chart:style-name="ch3">
          <text:p>The algorithm's run time decreased with the number of runs.</text:p>
        </chart:subtitle>
        <chart:legend chart:legend-position="top" svg:x="4.934cm" svg:y="2.143cm" style:legend-expansion="wide" chart:style-name="ch4"/>
        <chart:plot-area chart:style-name="ch5" table:cell-range-address="'Run Comparisons'.J31:'Run Comparisons'.L33 'Run Comparisons'.K18:'Run Comparisons'.L18" chart:data-source-has-labels="both" svg:x="1.331cm" svg:y="2.921cm" svg:width="14.349cm" svg:height="4.918cm">
          <chartooo:coordinate-region svg:x="1.952cm" svg:y="3.12cm" svg:width="13.21cm" svg:height="4.072cm"/>
          <chart:axis chart:dimension="x" chart:name="primary-x" chart:style-name="ch6" chartooo:axis-type="auto">
            <chartooo:date-scale/>
            <chart:title svg:x="8.064cm" svg:y="8.019cm" chart:style-name="ch7">
              <text:p>Runs</text:p>
            </chart:title>
            <chart:categories table:cell-range-address="'Run Comparisons'.J31:'Run Comparisons'.J33"/>
          </chart:axis>
          <chart:axis chart:dimension="y" chart:name="primary-y" chart:style-name="ch8">
            <chart:title svg:x="0.451cm" svg:y="6.945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Run Comparisons'.K31:'Run Comparisons'.K33" chart:label-cell-address="'Run Comparisons'.K18:'Run Comparisons'.K18" chart:class="chart:line">
            <chart:data-point chart:repeated="3"/>
          </chart:series>
          <chart:series chart:style-name="ch12" chart:values-cell-range-address="'Run Comparisons'.L31:'Run Comparisons'.L33" chart:label-cell-address="'Run Comparisons'.L18:'Run Comparisons'.L1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Run Comparisons'.K18:'Run Comparisons'.K18</svg:desc>
                </draw:g>
              </table:table-cell>
              <table:table-cell office:value-type="string">
                <text:p>DS Average</text:p>
                <draw:g>
                  <svg:desc>'Run Comparisons'.L18:'Run Comparisons'.L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un Comparisons'.J31:'Run Comparisons'.J33</svg:desc>
                </draw:g>
              </table:table-cell>
              <table:table-cell office:value-type="float" office:value="20.73">
                <text:p>20.73</text:p>
                <draw:g>
                  <svg:desc>'Run Comparisons'.K31:'Run Comparisons'.K33</svg:desc>
                </draw:g>
              </table:table-cell>
              <table:table-cell office:value-type="float" office:value="9.89">
                <text:p>9.89</text:p>
                <draw:g>
                  <svg:desc>'Run Comparisons'.L31:'Run Comparisons'.L33</svg:desc>
                </draw:g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5.2">
                <text:p>5.2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10,000</text:p>
              </table:table-cell>
              <table:table-cell office:value-type="float" office:value="4.13">
                <text:p>4.13</text:p>
              </table:table-cell>
              <table:table-cell office:value-type="float" office:value="3.19">
                <text:p>3.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39cm" svg:y="0.316cm" chart:style-name="ch2">
          <text:p>10 Vertices Regular Graph - Speed Over Time</text:p>
        </chart:title>
        <chart:subtitle svg:x="2.797cm" svg:y="1.275cm" chart:style-name="ch3">
          <text:p>The algorithm's run time decreased with the number of runs.</text:p>
        </chart:subtitle>
        <chart:legend chart:legend-position="top" svg:x="4.934cm" svg:y="2.143cm" style:legend-expansion="wide" chart:style-name="ch4"/>
        <chart:plot-area chart:style-name="ch5" table:cell-range-address="'Run Comparisons'.J23:'Run Comparisons'.L25 'Run Comparisons'.K18:'Run Comparisons'.L18" chart:data-source-has-labels="both" svg:x="1.331cm" svg:y="2.921cm" svg:width="14.349cm" svg:height="4.918cm">
          <chartooo:coordinate-region svg:x="1.767cm" svg:y="3.12cm" svg:width="13.395cm" svg:height="4.072cm"/>
          <chart:axis chart:dimension="x" chart:name="primary-x" chart:style-name="ch6" chartooo:axis-type="auto">
            <chartooo:date-scale/>
            <chart:title svg:x="8.064cm" svg:y="8.019cm" chart:style-name="ch7">
              <text:p>Runs</text:p>
            </chart:title>
            <chart:categories table:cell-range-address="'Run Comparisons'.J23:'Run Comparisons'.J25"/>
          </chart:axis>
          <chart:axis chart:dimension="y" chart:name="primary-y" chart:style-name="ch8">
            <chart:title svg:x="0.451cm" svg:y="6.945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Run Comparisons'.K23:'Run Comparisons'.K25" chart:label-cell-address="'Run Comparisons'.K18:'Run Comparisons'.K18" chart:class="chart:line">
            <chart:data-point chart:repeated="3"/>
          </chart:series>
          <chart:series chart:style-name="ch12" chart:values-cell-range-address="'Run Comparisons'.L23:'Run Comparisons'.L25" chart:label-cell-address="'Run Comparisons'.L18:'Run Comparisons'.L1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Run Comparisons'.K18:'Run Comparisons'.K18</svg:desc>
                </draw:g>
              </table:table-cell>
              <table:table-cell office:value-type="string">
                <text:p>DS Average</text:p>
                <draw:g>
                  <svg:desc>'Run Comparisons'.L18:'Run Comparisons'.L18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Run Comparisons'.J23:'Run Comparisons'.J25</svg:desc>
                </draw:g>
              </table:table-cell>
              <table:table-cell office:value-type="float" office:value="8.03">
                <text:p>8.03</text:p>
                <draw:g>
                  <svg:desc>'Run Comparisons'.K23:'Run Comparisons'.K25</svg:desc>
                </draw:g>
              </table:table-cell>
              <table:table-cell office:value-type="float" office:value="5.72">
                <text:p>5.72</text:p>
                <draw:g>
                  <svg:desc>'Run Comparisons'.L23:'Run Comparisons'.L25</svg:desc>
                </draw:g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4.5">
                <text:p>4.5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10,000</text:p>
              </table:table-cell>
              <table:table-cell office:value-type="float" office:value="2.45">
                <text:p>2.45</text:p>
              </table:table-cell>
              <table:table-cell office:value-type="float" office:value="1.84">
                <text:p>1.8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629cm" svg:y="0.316cm" chart:style-name="ch2">
          <text:p>5 Vertices Degree 3 10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0)'.B19:'Averages (10000)'.D24 'Averages (10000)'.C1:'Averages (10000)'.D1" chart:data-source-has-labels="both" svg:x="1.33cm" svg:y="2.921cm" svg:width="14.349cm" svg:height="4.924cm">
          <chartooo:coordinate-region svg:x="2.057cm" svg:y="3.121cm" svg:width="13.622cm" svg:height="4.077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00)'.B19:'Averages (10000)'.B24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0)'.C19:'Averages (10000)'.C24" chart:label-cell-address="'Averages (10000)'.C1:'Averages (10000)'.C1" chart:class="chart:bar">
            <chart:data-point chart:repeated="6"/>
            <loext:propertry-mapping loext:property="BorderColor" loext:cell-range-address="'Averages (10000)'.C1:'Averages (10000)'.C1"/>
          </chart:series>
          <chart:series chart:style-name="ch12" chart:values-cell-range-address="'Averages (10000)'.D19:'Averages (10000)'.D24" chart:label-cell-address="'Averages (10000)'.D1:'Averages (100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0)'.C1:'Averages (10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0)'.D1:'Averages (10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0)'.B19:'Averages (10000)'.B24</svg:desc>
                </draw:g>
              </table:table-cell>
              <table:table-cell office:value-type="float" office:value="1.05">
                <text:p>1.05</text:p>
                <draw:g>
                  <svg:desc>'Averages (10000)'.C19:'Averages (10000)'.C24</svg:desc>
                </draw:g>
              </table:table-cell>
              <table:table-cell office:value-type="float" office:value="NaN">
                <text:p>NaN</text:p>
                <draw:g>
                  <svg:desc>'Averages (10000)'.C1:'Averages (10000)'.C1</svg:desc>
                </draw:g>
              </table:table-cell>
              <table:table-cell office:value-type="float" office:value="0.82">
                <text:p>0.82</text:p>
                <draw:g>
                  <svg:desc>'Averages (10000)'.D19:'Averages (10000)'.D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.05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002cm" svg:y="0.316cm" chart:style-name="ch2">
          <text:p>10 Vertices Degree 3 Regular Graph 10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0)'.B8:'Averages (10000)'.D18 'Averages (10000)'.C1:'Averages (10000)'.D1" chart:data-source-has-labels="both" svg:x="1.33cm" svg:y="2.921cm" svg:width="14.349cm" svg:height="4.923cm">
          <chartooo:coordinate-region svg:x="2.057cm" svg:y="3.12cm" svg:width="13.622cm" svg:height="4.077cm"/>
          <chart:axis chart:dimension="x" chart:name="primary-x" chart:style-name="ch6" chartooo:axis-type="auto">
            <chartooo:date-scale/>
            <chart:title svg:x="6.939cm" svg:y="8.024cm" chart:style-name="ch7">
              <text:p>Time (microseconds)</text:p>
            </chart:title>
            <chart:categories table:cell-range-address="'Averages (10000)'.B8:'Averages (10000)'.B18"/>
          </chart:axis>
          <chart:axis chart:dimension="y" chart:name="primary-y" chart:style-name="ch8">
            <chart:title svg:x="0.451cm" svg:y="5.902cm" chart:style-name="ch9">
              <text:p>Vertex</text:p>
            </chart:title>
            <chart:grid chart:style-name="ch10" chart:class="major"/>
          </chart:axis>
          <chart:series chart:style-name="ch11" chart:values-cell-range-address="'Averages (10000)'.C8:'Averages (10000)'.C18" chart:label-cell-address="'Averages (10000)'.C1:'Averages (10000)'.C1" chart:class="chart:bar">
            <chart:data-point chart:repeated="11"/>
          </chart:series>
          <chart:series chart:style-name="ch12" chart:values-cell-range-address="'Averages (10000)'.D8:'Averages (10000)'.D18" chart:label-cell-address="'Averages (10000)'.D1:'Averages (100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0)'.C1:'Averages (10000)'.C1</svg:desc>
                </draw:g>
              </table:table-cell>
              <table:table-cell office:value-type="string">
                <text:p>DS Average</text:p>
                <draw:g>
                  <svg:desc>'Averages (10000)'.D1:'Averages (10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0)'.B8:'Averages (10000)'.B18</svg:desc>
                </draw:g>
              </table:table-cell>
              <table:table-cell office:value-type="float" office:value="2.58">
                <text:p>2.58</text:p>
                <draw:g>
                  <svg:desc>'Averages (10000)'.C8:'Averages (10000)'.C18</svg:desc>
                </draw:g>
              </table:table-cell>
              <table:table-cell office:value-type="float" office:value="1.9">
                <text:p>1.9</text:p>
                <draw:g>
                  <svg:desc>'Averages (10000)'.D8:'Averages (10000)'.D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33">
                <text:p>2.3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4">
                <text:p>2.3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44">
                <text:p>2.44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1">
                <text:p>2.3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9">
                <text:p>2.39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85">
                <text:p>2.85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2">
                <text:p>2.42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42">
                <text:p>2.4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43">
                <text:p>2.43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2.45">
                <text:p>2.45</text:p>
              </table:table-cell>
              <table:table-cell office:value-type="float" office:value="1.84">
                <text:p>1.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135cm" svg:y="0.316cm" chart:style-name="ch2">
          <text:p>10 Vertices Fully Connected Graph 10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0)'.B25:'Averages (10000)'.D35 'Averages (10000)'.C1:'Averages (10000)'.D1" chart:data-source-has-labels="both" svg:x="1.33cm" svg:y="2.921cm" svg:width="14.349cm" svg:height="4.923cm">
          <chartooo:coordinate-region svg:x="1.766cm" svg:y="3.12cm" svg:width="13.913cm" svg:height="4.077cm"/>
          <chart:axis chart:dimension="x" chart:name="primary-x" chart:style-name="ch6" chartooo:axis-type="auto">
            <chartooo:date-scale/>
            <chart:title svg:x="6.939cm" svg:y="8.024cm" chart:style-name="ch7">
              <text:p>Time (microseconds)</text:p>
            </chart:title>
            <chart:categories table:cell-range-address="'Averages (10000)'.B25:'Averages (10000)'.B35"/>
          </chart:axis>
          <chart:axis chart:dimension="y" chart:name="primary-y" chart:style-name="ch8">
            <chart:title svg:x="0.451cm" svg:y="5.902cm" chart:style-name="ch9">
              <text:p>Vertex</text:p>
            </chart:title>
            <chart:grid chart:style-name="ch10" chart:class="major"/>
          </chart:axis>
          <chart:series chart:style-name="ch11" chart:values-cell-range-address="'Averages (10000)'.C25:'Averages (10000)'.C35" chart:label-cell-address="'Averages (10000)'.C1:'Averages (10000)'.C1" chart:class="chart:bar">
            <chart:data-point chart:repeated="11"/>
            <loext:propertry-mapping loext:property="BorderColor" loext:cell-range-address="'Averages (10000)'.C1:'Averages (10000)'.C1"/>
          </chart:series>
          <chart:series chart:style-name="ch12" chart:values-cell-range-address="'Averages (10000)'.D25:'Averages (10000)'.D35" chart:label-cell-address="'Averages (10000)'.D1:'Averages (100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0)'.C1:'Averages (10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0)'.D1:'Averages (10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0)'.B25:'Averages (10000)'.B35</svg:desc>
                </draw:g>
              </table:table-cell>
              <table:table-cell office:value-type="float" office:value="3.92">
                <text:p>3.92</text:p>
                <draw:g>
                  <svg:desc>'Averages (10000)'.C25:'Averages (10000)'.C35</svg:desc>
                </draw:g>
              </table:table-cell>
              <table:table-cell office:value-type="float" office:value="NaN">
                <text:p>NaN</text:p>
                <draw:g>
                  <svg:desc>'Averages (10000)'.C1:'Averages (10000)'.C1</svg:desc>
                </draw:g>
              </table:table-cell>
              <table:table-cell office:value-type="float" office:value="2.99">
                <text:p>2.99</text:p>
                <draw:g>
                  <svg:desc>'Averages (10000)'.D25:'Averages (10000)'.D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32">
                <text:p>4.32</text:p>
              </table:table-cell>
              <table:table-cell office:value-type="float" office:value="NaN">
                <text:p>NaN</text:p>
              </table:table-cell>
              <table:table-cell office:value-type="float" office:value="3.37">
                <text:p>3.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39">
                <text:p>4.39</text:p>
              </table:table-cell>
              <table:table-cell office:value-type="float" office:value="NaN">
                <text:p>NaN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33">
                <text:p>4.33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047cm" svg:y="0.316cm" chart:style-name="ch2">
          <text:p>5 Vertices Fully Connected 1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)'.B2:'Averages (1000)'.D7 'Averages (1000)'.C1:'Averages (1000)'.D1 'Averages (100)'.A1:'Averages (100)'.A1" chart:data-source-has-labels="both" svg:x="1.33cm" svg:y="2.921cm" svg:width="14.349cm" svg:height="4.924cm">
          <chartooo:coordinate-region svg:x="2.057cm" svg:y="3.12cm" svg:width="13.622cm" svg:height="4.078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0)'.B2:'Averages (1000)'.B7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)'.C2:'Averages (1000)'.C7" chart:label-cell-address="'Averages (1000)'.C1:'Averages (1000)'.C1" chart:class="chart:bar">
            <chart:data-point chart:repeated="6"/>
            <loext:propertry-mapping loext:property="BorderColor" loext:cell-range-address="'Averages (100)'.A1:'Averages (100)'.A1"/>
          </chart:series>
          <chart:series chart:style-name="ch12" chart:values-cell-range-address="'Averages (1000)'.D2:'Averages (1000)'.D7" chart:label-cell-address="'Averages (1000)'.D1:'Averages (10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)'.C1:'Averages (1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)'.D1:'Averages (1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)'.B2:'Averages (1000)'.B7</svg:desc>
                </draw:g>
              </table:table-cell>
              <table:table-cell office:value-type="float" office:value="1.8">
                <text:p>1.8</text:p>
                <draw:g>
                  <svg:desc>'Averages (1000)'.C2:'Averages (1000)'.C7</svg:desc>
                </draw:g>
              </table:table-cell>
              <table:table-cell office:value-type="float" office:value="NaN">
                <text:p>NaN</text:p>
                <draw:g>
                  <svg:desc>'Averages (100)'.A1:'Averages (100)'.A1</svg:desc>
                </draw:g>
              </table:table-cell>
              <table:table-cell office:value-type="float" office:value="1.39">
                <text:p>1.39</text:p>
                <draw:g>
                  <svg:desc>'Averages (1000)'.D2:'Averages (1000)'.D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6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749cm" svg:y="0.316cm" chart:style-name="ch2">
          <text:p>5 Vertices Degree 3 1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)'.B19:'Averages (1000)'.D24 'Averages (1000)'.C1:'Averages (1000)'.D1" chart:data-source-has-labels="both" svg:x="1.33cm" svg:y="2.921cm" svg:width="14.349cm" svg:height="4.924cm">
          <chartooo:coordinate-region svg:x="2.057cm" svg:y="3.12cm" svg:width="13.622cm" svg:height="4.078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0)'.B19:'Averages (1000)'.B24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0)'.C19:'Averages (1000)'.C24" chart:label-cell-address="'Averages (1000)'.C1:'Averages (1000)'.C1" chart:class="chart:bar">
            <chart:data-point chart:repeated="6"/>
          </chart:series>
          <chart:series chart:style-name="ch12" chart:values-cell-range-address="'Averages (1000)'.D19:'Averages (1000)'.D24" chart:label-cell-address="'Averages (1000)'.D1:'Averages (10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)'.C1:'Averages (1000)'.C1</svg:desc>
                </draw:g>
              </table:table-cell>
              <table:table-cell office:value-type="string">
                <text:p>DS Average</text:p>
                <draw:g>
                  <svg:desc>'Averages (1000)'.D1:'Averages (1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)'.B19:'Averages (1000)'.B24</svg:desc>
                </draw:g>
              </table:table-cell>
              <table:table-cell office:value-type="float" office:value="1.67">
                <text:p>1.67</text:p>
                <draw:g>
                  <svg:desc>'Averages (1000)'.C19:'Averages (1000)'.C24</svg:desc>
                </draw:g>
              </table:table-cell>
              <table:table-cell office:value-type="float" office:value="1.28">
                <text:p>1.28</text:p>
                <draw:g>
                  <svg:desc>'Averages (1000)'.D19:'Averages (1000)'.D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59">
                <text:p>1.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3">
                <text:p>1.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7">
                <text:p>1.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61">
                <text:p>1.6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.64">
                <text:p>1.64</text:p>
              </table:table-cell>
              <table:table-cell office:value-type="float" office:value="1.27">
                <text:p>1.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121cm" svg:y="0.316cm" chart:style-name="ch2">
          <text:p>10 Vertices Degree 3 Regular Graph 1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)'.B8:'Averages (1000)'.D18 'Averages (1000)'.C1:'Averages (1000)'.D1" chart:data-source-has-labels="both" svg:x="1.33cm" svg:y="2.921cm" svg:width="14.349cm" svg:height="4.923cm">
          <chartooo:coordinate-region svg:x="1.766cm" svg:y="3.12cm" svg:width="13.913cm" svg:height="4.077cm"/>
          <chart:axis chart:dimension="x" chart:name="primary-x" chart:style-name="ch6" chartooo:axis-type="auto">
            <chartooo:date-scale/>
            <chart:title svg:x="6.939cm" svg:y="8.024cm" chart:style-name="ch7">
              <text:p>Time (microseconds)</text:p>
            </chart:title>
            <chart:categories table:cell-range-address="'Averages (1000)'.B8:'Averages (1000)'.B18"/>
          </chart:axis>
          <chart:axis chart:dimension="y" chart:name="primary-y" chart:style-name="ch8">
            <chart:title svg:x="0.451cm" svg:y="5.902cm" chart:style-name="ch9">
              <text:p>Vertex</text:p>
            </chart:title>
            <chart:grid chart:style-name="ch10" chart:class="major"/>
          </chart:axis>
          <chart:series chart:style-name="ch11" chart:values-cell-range-address="'Averages (1000)'.C8:'Averages (1000)'.C18" chart:label-cell-address="'Averages (1000)'.C1:'Averages (1000)'.C1" chart:class="chart:bar">
            <chart:data-point chart:repeated="11"/>
          </chart:series>
          <chart:series chart:style-name="ch12" chart:values-cell-range-address="'Averages (1000)'.D8:'Averages (1000)'.D18" chart:label-cell-address="'Averages (1000)'.D1:'Averages (10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)'.C1:'Averages (1000)'.C1</svg:desc>
                </draw:g>
              </table:table-cell>
              <table:table-cell office:value-type="string">
                <text:p>DS Average</text:p>
                <draw:g>
                  <svg:desc>'Averages (1000)'.D1:'Averages (1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)'.B8:'Averages (1000)'.B18</svg:desc>
                </draw:g>
              </table:table-cell>
              <table:table-cell office:value-type="float" office:value="5.45">
                <text:p>5.45</text:p>
                <draw:g>
                  <svg:desc>'Averages (1000)'.C8:'Averages (1000)'.C18</svg:desc>
                </draw:g>
              </table:table-cell>
              <table:table-cell office:value-type="float" office:value="4.21">
                <text:p>4.21</text:p>
                <draw:g>
                  <svg:desc>'Averages (1000)'.D8:'Averages (1000)'.D1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07">
                <text:p>5.07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9">
                <text:p>4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1">
                <text:p>4.91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39">
                <text:p>4.3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14">
                <text:p>4.14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97">
                <text:p>3.9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99">
                <text:p>3.9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94">
                <text:p>3.9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4.5">
                <text:p>4.5</text:p>
              </table:table-cell>
              <table:table-cell office:value-type="float" office:value="3.46">
                <text:p>3.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254cm" svg:y="0.316cm" chart:style-name="ch2">
          <text:p>10 Vertices Fully Connected Graph 1,0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0)'.B25:'Averages (1000)'.D35 'Averages (1000)'.C1:'Averages (1000)'.D1" chart:data-source-has-labels="both" svg:x="1.33cm" svg:y="2.921cm" svg:width="14.349cm" svg:height="4.923cm">
          <chartooo:coordinate-region svg:x="1.951cm" svg:y="3.12cm" svg:width="13.728cm" svg:height="4.077cm"/>
          <chart:axis chart:dimension="x" chart:name="primary-x" chart:style-name="ch6" chartooo:axis-type="auto">
            <chartooo:date-scale/>
            <chart:title svg:x="6.939cm" svg:y="8.024cm" chart:style-name="ch7">
              <text:p>Time (microseconds)</text:p>
            </chart:title>
            <chart:categories table:cell-range-address="'Averages (1000)'.B25:'Averages (1000)'.B35"/>
          </chart:axis>
          <chart:axis chart:dimension="y" chart:name="primary-y" chart:style-name="ch8">
            <chart:title svg:x="0.451cm" svg:y="5.902cm" chart:style-name="ch9">
              <text:p>Vertex</text:p>
            </chart:title>
            <chart:grid chart:style-name="ch10" chart:class="major"/>
          </chart:axis>
          <chart:series chart:style-name="ch11" chart:values-cell-range-address="'Averages (1000)'.C25:'Averages (1000)'.C35" chart:label-cell-address="'Averages (1000)'.C1:'Averages (1000)'.C1" chart:class="chart:bar">
            <chart:data-point chart:repeated="11"/>
            <loext:propertry-mapping loext:property="BorderColor" loext:cell-range-address="'Averages (1000)'.C1:'Averages (1000)'.C1"/>
          </chart:series>
          <chart:series chart:style-name="ch12" chart:values-cell-range-address="'Averages (1000)'.D25:'Averages (1000)'.D35" chart:label-cell-address="'Averages (1000)'.D1:'Averages (1000)'.D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0)'.C1:'Averages (10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0)'.D1:'Averages (10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0)'.B25:'Averages (1000)'.B35</svg:desc>
                </draw:g>
              </table:table-cell>
              <table:table-cell office:value-type="float" office:value="5.73">
                <text:p>5.73</text:p>
                <draw:g>
                  <svg:desc>'Averages (1000)'.C25:'Averages (1000)'.C35</svg:desc>
                </draw:g>
              </table:table-cell>
              <table:table-cell office:value-type="float" office:value="NaN">
                <text:p>NaN</text:p>
                <draw:g>
                  <svg:desc>'Averages (1000)'.C1:'Averages (1000)'.C1</svg:desc>
                </draw:g>
              </table:table-cell>
              <table:table-cell office:value-type="float" office:value="4.34">
                <text:p>4.34</text:p>
                <draw:g>
                  <svg:desc>'Averages (1000)'.D25:'Averages (1000)'.D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41">
                <text:p>5.41</text:p>
              </table:table-cell>
              <table:table-cell office:value-type="float" office:value="NaN">
                <text:p>NaN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35">
                <text:p>5.35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05">
                <text:p>5.05</text:p>
              </table:table-cell>
              <table:table-cell office:value-type="float" office:value="NaN">
                <text:p>NaN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02">
                <text:p>5.02</text:p>
              </table:table-cell>
              <table:table-cell office:value-type="float" office:value="NaN">
                <text:p>NaN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07">
                <text:p>5.07</text:p>
              </table:table-cell>
              <table:table-cell office:value-type="float" office:value="NaN">
                <text:p>NaN</text:p>
              </table:table-cell>
              <table:table-cell office:value-type="float" office:value="9.99">
                <text:p>9.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04">
                <text:p>5.04</text:p>
              </table:table-cell>
              <table:table-cell office:value-type="float" office:value="NaN">
                <text:p>NaN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06">
                <text:p>5.06</text:p>
              </table:table-cell>
              <table:table-cell office:value-type="float" office:value="NaN">
                <text:p>NaN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4.58">
                <text:p>4.5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233cm" svg:y="0.316cm" chart:style-name="ch2">
          <text:p>5 Vertices Fully Connected 100 Runs Averages</text:p>
        </chart:title>
        <chart:subtitle svg:x="7.161cm" svg:y="1.275cm" chart:style-name="ch3">
          <text:p>Seed: 28</text:p>
        </chart:subtitle>
        <chart:legend chart:legend-position="top" svg:x="5.522cm" svg:y="2.143cm" style:legend-expansion="wide" chart:style-name="ch4"/>
        <chart:plot-area chart:style-name="ch5" table:cell-range-address="'Averages (100)'.B1:'Averages (100)'.D7" chart:data-source-has-labels="both" svg:x="1.33cm" svg:y="2.921cm" svg:width="14.349cm" svg:height="4.924cm">
          <chartooo:coordinate-region svg:x="1.951cm" svg:y="3.121cm" svg:width="13.728cm" svg:height="4.077cm"/>
          <chart:axis chart:dimension="x" chart:name="primary-x" chart:style-name="ch6" chartooo:axis-type="auto">
            <chartooo:date-scale/>
            <chart:title svg:x="7.984cm" svg:y="8.025cm" chart:style-name="ch7">
              <text:p>Vertex</text:p>
            </chart:title>
            <chart:categories table:cell-range-address="'Averages (100)'.B2:'Averages (100)'.B7"/>
          </chart:axis>
          <chart:axis chart:dimension="y" chart:name="primary-y" chart:style-name="ch8">
            <chart:title svg:x="0.451cm" svg:y="6.948cm" chart:style-name="ch9">
              <text:p>Time (microseconds)</text:p>
            </chart:title>
            <chart:grid chart:style-name="ch10" chart:class="major"/>
          </chart:axis>
          <chart:series chart:style-name="ch11" chart:values-cell-range-address="'Averages (100)'.C2:'Averages (100)'.C7" chart:label-cell-address="'Averages (100)'.C1:'Averages (100)'.C1" chart:class="chart:bar">
            <chart:data-point chart:repeated="6"/>
            <loext:propertry-mapping loext:property="BorderColor" loext:cell-range-address="'Averages (100)'.C1:'Averages (100)'.C1"/>
          </chart:series>
          <chart:series chart:style-name="ch12" chart:values-cell-range-address="'Averages (100)'.D2:'Averages (100)'.D7" chart:label-cell-address="'Averages (100)'.D1:'Averages (100)'.D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L Average</text:p>
                <draw:g>
                  <svg:desc>'Averages (100)'.C1:'Averages (100)'.C1</svg:desc>
                </draw:g>
              </table:table-cell>
              <table:table-cell office:value-type="string">
                <text:p/>
              </table:table-cell>
              <table:table-cell office:value-type="string">
                <text:p>DS Average</text:p>
                <draw:g>
                  <svg:desc>'Averages (100)'.D1:'Averages (100)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Averages (100)'.B2:'Averages (100)'.B7</svg:desc>
                </draw:g>
              </table:table-cell>
              <table:table-cell office:value-type="float" office:value="4.86">
                <text:p>4.86</text:p>
                <draw:g>
                  <svg:desc>'Averages (100)'.C2:'Averages (100)'.C7</svg:desc>
                </draw:g>
              </table:table-cell>
              <table:table-cell office:value-type="float" office:value="NaN">
                <text:p>NaN</text:p>
                <draw:g>
                  <svg:desc>'Averages (100)'.C1:'Averages (100)'.C1</svg:desc>
                </draw:g>
              </table:table-cell>
              <table:table-cell office:value-type="float" office:value="4.12">
                <text:p>4.12</text:p>
                <draw:g>
                  <svg:desc>'Averages (100)'.D2:'Averages (100)'.D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64">
                <text:p>4.64</text:p>
              </table:table-cell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34">
                <text:p>10.34</text:p>
              </table:table-cell>
              <table:table-cell office:value-type="float" office:value="NaN">
                <text:p>NaN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02">
                <text:p>5.0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59">
                <text:p>4.59</text:p>
              </table:table-cell>
              <table:table-cell office:value-type="float" office:value="NaN">
                <text:p>NaN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5.89">
                <text:p>5.89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